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833a" officeooo:paragraph-rsid="00051eb5" style:font-weight-asian="bold" style:font-weight-complex="bold"/>
    </style:style>
    <style:style style:name="P2" style:family="paragraph" style:parent-style-name="Standard">
      <style:text-properties fo:font-weight="normal" officeooo:rsid="000c833a" officeooo:paragraph-rsid="00051eb5" style:font-weight-asian="normal" style:font-weight-complex="normal"/>
    </style:style>
    <style:style style:name="P3" style:family="paragraph" style:parent-style-name="Standard">
      <style:text-properties fo:font-style="italic" fo:font-weight="normal" officeooo:rsid="000c833a" officeooo:paragraph-rsid="00051eb5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weight="normal" officeooo:rsid="000c833a" officeooo:paragraph-rsid="00051eb5" style:font-weight-asian="normal" style:font-weight-complex="normal"/>
    </style:style>
    <style:style style:name="P5" style:family="paragraph" style:parent-style-name="Standard">
      <style:text-properties fo:font-weight="normal" officeooo:rsid="000878ad" officeooo:paragraph-rsid="000878ad" style:font-weight-asian="normal" style:font-weight-complex="normal"/>
    </style:style>
    <style:style style:name="P6" style:family="paragraph" style:parent-style-name="Standard">
      <style:text-properties fo:font-style="normal" fo:font-weight="normal" officeooo:rsid="000c833a" officeooo:paragraph-rsid="00051eb5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878ad" officeooo:paragraph-rsid="000878ad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0878ad" officeooo:paragraph-rsid="000a58a4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bold" officeooo:rsid="000878ad" officeooo:paragraph-rsid="000878ad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rsid="000878ad" officeooo:paragraph-rsid="000878ad"/>
    </style:style>
    <style:style style:name="P11" style:family="paragraph" style:parent-style-name="Standard">
      <style:text-properties fo:font-weight="bold" officeooo:rsid="000878ad" officeooo:paragraph-rsid="000878ad" style:font-weight-asian="bold" style:font-weight-complex="bold"/>
    </style:style>
    <style:style style:name="P12" style:family="paragraph" style:parent-style-name="Standard">
      <style:text-properties fo:font-style="italic" fo:font-weight="normal" officeooo:rsid="000878ad" officeooo:paragraph-rsid="000878ad" style:font-style-asian="italic" style:font-weight-asian="normal" style:font-style-complex="italic" style:font-weight-complex="normal"/>
    </style:style>
    <style:style style:name="T1" style:family="text">
      <style:text-properties officeooo:rsid="00051eb5"/>
    </style:style>
    <style:style style:name="T2" style:family="text">
      <style:text-properties officeooo:rsid="000878a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a58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S: <text:span text:style-name="T1">YACC</text:span></text:p>
      <text:p text:style-name="P2"/>
      <text:p text:style-name="P1">Exercício 1</text:p>
      <text:p text:style-name="P3">Objetivo: <text:span text:style-name="T2">entender a estrutura básica de um programa em YACC</text:span></text:p>
      <text:p text:style-name="P6"/>
      <text:p text:style-name="P5">O programa ./yacc-demo/calc1.y define uma pequena calculadora. Ele é feito em Yacc, e acompanha o código calc1.l. Com base nos dois programas, descubra:</text:p>
      <text:p text:style-name="P2"/>
      <text:p text:style-name="P2">a) <text:span text:style-name="T2">É possível dividir o código Yacc da mesma forma que o código Lex foi dividido?</text:span></text:p>
      <text:p text:style-name="P5">b) Abra o Makefile e descubra em que ordem os programas são compilados.</text:p>
      <text:p text:style-name="P5">c) Que códigos são gerados pelo Yacc/Bison?</text:p>
      <text:p text:style-name="P10"><text:span text:style-name="T3">d) O código Lex tem algumas anotações como return INT, return EOL e return SOMA. Onde esses símbolos (INT, EOL e SOMA) são definidos?</text:span></text:p>
      <text:p text:style-name="P10">e) Quais regras de formação estão definidas no programa em Yacc? Escreva-as na forma de uma gramática livre de contexto.</text:p>
      <text:p text:style-name="P10">f) O que é $$, $1, $2, etc.?</text:p>
      <text:p text:style-name="P10">g) Teste o programa. Ele executa corretamente? O que acontece se o programa lê entradas inválidas?</text:p>
      <text:p text:style-name="P10">h) O que acontece se a expressão na linha 12 (%left SOMA) for removida?</text:p>
      <text:p text:style-name="P10"/>
      <text:p text:style-name="P11">Exercício 2</text:p>
      <text:p text:style-name="P12">Objetivo: propor novas regras para programas em Yacc</text:p>
      <text:p text:style-name="P12"/>
      <text:p text:style-name="P7">Modifique calc1.y de forma a adicionar os operadores de subtração, divisão e multiplicação. Teste seu programa: ele funciona corretamente? A precedência das operações está correta?</text:p>
      <text:p text:style-name="P7"/>
      <text:p text:style-name="P9">Exercício 3</text:p>
      <text:p text:style-name="P12">Objetivo: usar símbolos não-terminais para propor regras em Yacc</text:p>
      <text:p text:style-name="P12"/>
      <text:p text:style-name="P8">Modifique novamente calc1.y de forma que a calculadora passe a aceitar parênteses nas expressões. </text:p>
      <text:p text:style-name="P8"/>
      <text:p text:style-name="P8"><text:span text:style-name="T4">Dica: primeiro, escreva num papel a regra que você quer implementar e confirme que ela, de fato, ajuda a gerar expressões entre parêntes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3:51:12.239441388</meta:creation-date>
    <dc:date>2019-02-11T15:04:01.276680674</dc:date>
    <meta:editing-duration>PT17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38" meta:character-count="1439" meta:non-whitespace-character-count="1219"/>
  </office:meta>
</office:document-meta>
</file>